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automatic-styles>
    <style:style style:name="co12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2.799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2.4965in"/>
    </style:style>
    <style:style style:name="co6" style:family="table-column">
      <style:table-column-properties fo:break-before="auto" style:column-width="3.639in"/>
    </style:style>
    <style:style style:name="co7" style:family="table-column">
      <style:table-column-properties fo:break-before="auto" style:column-width="3.8402in"/>
    </style:style>
    <style:style style:name="co8" style:family="table-column">
      <style:table-column-properties fo:break-before="auto" style:column-width="2.1957in"/>
    </style:style>
    <style:style style:name="co9" style:family="table-column">
      <style:table-column-properties fo:break-before="auto" style:column-width="0.4957in"/>
    </style:style>
    <style:style style:name="co10" style:family="table-column">
      <style:table-column-properties fo:break-before="auto" style:column-width="2.4417in"/>
    </style:style>
    <style:style style:name="co11" style:family="table-column">
      <style:table-column-properties fo:break-before="auto" style:column-width="0.7689in"/>
    </style:style>
    <style:style style:name="co13" style:family="table-column">
      <style:table-column-properties fo:break-before="auto" style:column-width="0.92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709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4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style:use-window-font-color="true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宋体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1" table:default-cell-style-name="ce1"/>
        <table:table-column table:style-name="co13" table:number-columns-repeated="96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8" table:number-columns-spanned="2" table:number-rows-spanned="2"/>
          <table:covered-table-cell table:style-name="ce8"/>
          <table:table-cell/>
          <table:table-cell table:style-name="ce16" office:value-type="string" calcext:value-type="string" table:number-columns-spanned="3" table:number-rows-spanned="3">
            <text:p>OpenTheremin V4.5 BOM <text:s/>(Bill of Materials)</text:p>
          </table:table-cell>
          <table:covered-table-cell table:number-columns-repeated="2" table:style-name="ce16"/>
          <table:table-cell table:number-columns-repeated="1018"/>
        </table:table-row>
        <table:table-row table:style-name="ro1">
          <table:covered-table-cell table:number-columns-repeated="2" table:style-name="ce8"/>
          <table:table-cell/>
          <table:covered-table-cell table:number-columns-repeated="3" table:style-name="ce16"/>
          <table:table-cell table:style-name="ce10" office:value-type="date" office:date-value="2023-08-05" calcext:value-type="date">
            <text:p>August 5, 2023</text:p>
          </table:table-cell>
          <table:table-cell table:number-columns-repeated="1017"/>
        </table:table-row>
        <table:table-row table:style-name="ro1">
          <table:table-cell table:number-columns-repeated="3"/>
          <table:covered-table-cell table:number-columns-repeated="3"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Item #</text:p>
          </table:table-cell>
          <table:table-cell table:style-name="ce6" office:value-type="string" calcext:value-type="string">
            <text:p><text:span text:style-name="T1">*</text:span><text:span text:style-name="T2">Ref Des</text:span></text:p>
          </table:table-cell>
          <table:table-cell table:style-name="ce6" office:value-type="string" calcext:value-type="string">
            <text:p><text:span text:style-name="T1">*</text:span><text:span text:style-name="T2">Qty</text:span></text:p>
          </table:table-cell>
          <table:table-cell table:style-name="ce3" office:value-type="string" calcext:value-type="string">
            <text:p>Manufacturer</text:p>
          </table:table-cell>
          <table:table-cell table:style-name="ce6" office:value-type="string" calcext:value-type="string">
            <text:p><text:span text:style-name="T1">*</text:span><text:span text:style-name="T2">Mfg Part #</text:span></text:p>
          </table:table-cell>
          <table:table-cell table:style-name="ce3" office:value-type="string" calcext:value-type="string">
            <text:p>Description / Value</text:p>
          </table:table-cell>
          <table:table-cell table:style-name="ce6" office:value-type="string" calcext:value-type="string">
            <text:p><text:span text:style-name="T1">*</text:span><text:span text:style-name="T2">Package</text:span>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Your Instructions / Notes</text:p>
          </table:table-cell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nTek</text:p>
          </table:table-cell>
          <table:table-cell table:style-name="ce4" office:value-type="string" calcext:value-type="string">
            <text:p>TTP223E-BA6</text:p>
          </table:table-cell>
          <table:table-cell table:style-name="ce4" office:value-type="string" calcext:value-type="string">
            <text:p>TonTouch, key touch pad detector IC</text:p>
          </table:table-cell>
          <table:table-cell table:style-name="ce4" office:value-type="string" calcext:value-type="string">
            <text:p>SOT-23-6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2,U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xperia </text:p>
          </table:table-cell>
          <table:table-cell table:style-name="ce4" office:value-type="string" calcext:value-type="string">
            <text:p>74HC4060D</text:p>
          </table:table-cell>
          <table:table-cell table:style-name="ce4" office:value-type="string" calcext:value-type="string">
            <text:p>14-STG RC BINARY COUNTER</text:p>
          </table:table-cell>
          <table:table-cell table:style-name="ce4" office:value-type="string" calcext:value-type="string">
            <text:p>SOIC-16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xperia </text:p>
          </table:table-cell>
          <table:table-cell table:style-name="ce4" office:value-type="string" calcext:value-type="string">
            <text:p>74HC74D</text:p>
          </table:table-cell>
          <table:table-cell table:style-name="ce4" office:value-type="string" calcext:value-type="string">
            <text:p>Flip-Flops DUAL D-TYPE POSITIVE EDGE-TRIG </text:p>
          </table:table-cell>
          <table:table-cell table:style-name="ce4" office:value-type="string" calcext:value-type="string">
            <text:p>SOIC-14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xperia </text:p>
          </table:table-cell>
          <table:table-cell table:style-name="ce4" office:value-type="string" calcext:value-type="string">
            <text:p>HEF4069UBT</text:p>
          </table:table-cell>
          <table:table-cell table:style-name="ce4" office:value-type="string" calcext:value-type="string">
            <text:p>HEX INVERTER</text:p>
          </table:table-cell>
          <table:table-cell table:style-name="ce4" office:value-type="string" calcext:value-type="string">
            <text:p>SOIC-14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U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</text:p>
          </table:table-cell>
          <table:table-cell table:style-name="ce4" office:value-type="string" calcext:value-type="string">
            <text:p>MCP4921T-E/SN </text:p>
          </table:table-cell>
          <table:table-cell table:style-name="ce4" office:value-type="string" calcext:value-type="string">
            <text:p>DAC Sgl 12-bit SPI int</text:p>
          </table:table-cell>
          <table:table-cell table:style-name="ce4" office:value-type="string" calcext:value-type="string">
            <text:p>SOIC-08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U7, U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chip Technology</text:p>
          </table:table-cell>
          <table:table-cell table:style-name="ce4" office:value-type="string" calcext:value-type="string">
            <text:p>MCP4922T-E/SL</text:p>
          </table:table-cell>
          <table:table-cell table:style-name="ce4" office:value-type="string" calcext:value-type="string">
            <text:p>DAC Dual 12-bit SPI int</text:p>
          </table:table-cell>
          <table:table-cell table:style-name="ce4" office:value-type="string" calcext:value-type="string">
            <text:p>SOIC-14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U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</text:p>
          </table:table-cell>
          <table:table-cell table:style-name="ce4" office:value-type="string" calcext:value-type="string">
            <text:p>MCP6002T-I/SN</text:p>
          </table:table-cell>
          <table:table-cell table:style-name="ce4" office:value-type="string" calcext:value-type="string">
            <text:p>OpAmp Dual 1.8V 1MHz</text:p>
          </table:table-cell>
          <table:table-cell table:style-name="ce4" office:value-type="string" calcext:value-type="string">
            <text:p>SOIC-08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U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</text:p>
          </table:table-cell>
          <table:table-cell table:style-name="ce4" office:value-type="string" calcext:value-type="string">
            <text:p>ATMEGA328P-AU</text:p>
          </table:table-cell>
          <table:table-cell table:style-name="ce4" office:value-type="string" calcext:value-type="string">
            <text:p>8-bit Microcontrollers - MCU 32KB, 20MHz 1.8V-5.5V</text:p>
          </table:table-cell>
          <table:table-cell table:style-name="ce4" office:value-type="string" calcext:value-type="string">
            <text:p>TQFP-32_7x7mm_P0.8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U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TC</text:p>
          </table:table-cell>
          <table:table-cell table:style-name="ce4" office:value-type="string" calcext:value-type="string">
            <text:p>CH340C</text:p>
          </table:table-cell>
          <table:table-cell table:style-name="ce4" office:value-type="string" calcext:value-type="string">
            <text:p>USB to serial chip</text:p>
          </table:table-cell>
          <table:table-cell table:style-name="ce4" office:value-type="string" calcext:value-type="string">
            <text:p>SOIC-16_3.9x9.9mm_P1.27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P2985-33DBV</text:p>
          </table:table-cell>
          <table:table-cell table:style-name="ce4" office:value-type="string" calcext:value-type="string">
            <text:p>LDO Voltage Regulators 3.3V, 150-mA Low-Noise</text:p>
          </table:table-cell>
          <table:table-cell table:style-name="ce4" office:value-type="string" calcext:value-type="string">
            <text:p>SOT-23-5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D1,D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nfineon Technologies </text:p>
          </table:table-cell>
          <table:table-cell table:style-name="ce4" office:value-type="string" calcext:value-type="string">
            <text:p>BB 914 E6327</text:p>
          </table:table-cell>
          <table:table-cell table:style-name="ce9" office:value-type="string" calcext:value-type="string">
            <text:p>Varactor Diodes 50mA Silicn </text:p>
            <text:p>Variable Capacitance Diode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urth Elektronik </text:p>
          </table:table-cell>
          <table:table-cell table:style-name="ce4" office:value-type="string" calcext:value-type="string">
            <text:p>156125RB73000 </text:p>
          </table:table-cell>
          <table:table-cell table:style-name="ce4" office:value-type="string" calcext:value-type="string">
            <text:p>Reverse SMD BiColor LED Blue / Red, WL-SBRW</text:p>
          </table:table-cell>
          <table:table-cell table:style-name="ce4" office:value-type="string" calcext:value-type="string">
            <text:p>DualLED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5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Crystals 16.000MHz +/-30ppm 18pF </text:p>
          </table:table-cell>
          <table:table-cell table:style-name="ce4" office:value-type="string" calcext:value-type="string">
            <text:p>Crystals</text:p>
          </table:table-cell>
          <table:table-cell table:style-name="ce9" office:value-type="string" calcext:value-type="string">
            <text:p><text:span text:style-name="T3">Crystal_HC49-SD_SMD</text:span></text:p>
            <text:p><text:span text:style-name="T4">13.4 x 4.9 x 4.3mm</text:span>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5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X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Crystals 7.37280MHz +/-30ppm 18pF </text:p>
          </table:table-cell>
          <table:table-cell table:style-name="ce4" office:value-type="string" calcext:value-type="string">
            <text:p>Crystals</text:p>
          </table:table-cell>
          <table:table-cell table:style-name="ce9" office:value-type="string" calcext:value-type="string">
            <text:p><text:span text:style-name="T3">Crystal_HC49-SD_SMD</text:span></text:p>
            <text:p><text:span text:style-name="T4">13.4 x 4.9 x 4.3mm</text:span>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6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1,L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CC453232A-102KL</text:p>
          </table:table-cell>
          <table:table-cell table:style-name="ce4" office:value-type="string" calcext:value-type="string">
            <text:p>Coil, 1mH UH 10%, 40 Ohms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1,C2,C3,C9,C10,C7,C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50pF 50V NPO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101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5,C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70pF 50V NPO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1015"/>
        </table:table-row>
        <table:table-row table:style-name="ro6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22,C3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nF 16 V X7R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7"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C6,C13,C20,C21,C23,</text:p>
            <text:p>C24,C25,C26,C27,C28,C30,C32,C33,C3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nF 25V X7R 10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6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29,C36,C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uF 6.3V X5R 10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7pF 50V NPO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C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pF 50V NPO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C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NOT ASSEMBLED</text:p>
          </table:table-cell>
          <table:table-cell table:style-name="ce4"/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6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15,C16,C17,C18,C3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2pF 16 V X7R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R1,R5,R11,R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.7M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R12,R14,R18,R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70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R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K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3,R4,R7,R8,R15,R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K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6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2,R6,R9,R10,R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.2k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6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R21,R2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5.1k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Y3, Y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UI Devices </text:p>
          </table:table-cell>
          <table:table-cell table:style-name="ce4" office:value-type="string" calcext:value-type="string">
            <text:p>SJ-3524-SMT-TR </text:p>
          </table:table-cell>
          <table:table-cell table:style-name="ce4" office:value-type="string" calcext:value-type="string">
            <text:p>Phone Connectors Audio Jacks, 3.5mm SMD</text:p>
          </table:table-cell>
          <table:table-cell table:style-name="ce4" office:value-type="string" calcext:value-type="string">
            <text:p>PLUG3_5_SMD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6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P1,P2,P3,P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mphenol Piher</text:p>
          </table:table-cell>
          <table:table-cell table:style-name="ce4" office:value-type="string" calcext:value-type="string">
            <text:p>PS15NV60-103A3030-PM</text:p>
          </table:table-cell>
          <table:table-cell table:style-name="ce4" office:value-type="string" calcext:value-type="string">
            <text:p>SMD POT 10K OHM LINEAR</text:p>
          </table:table-cell>
          <table:table-cell table:style-name="ce4" office:value-type="string" calcext:value-type="string">
            <text:p>SMD POT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phenol Commercial Products </text:p>
          </table:table-cell>
          <table:table-cell table:style-name="ce4" office:value-type="string" calcext:value-type="string">
            <text:p>12401610E4#2A </text:p>
          </table:table-cell>
          <table:table-cell table:style-name="ce4" office:value-type="string" calcext:value-type="string">
            <text:p>USB_C_Receptacle_Amphenol_12401610E4-2A</text:p>
          </table:table-cell>
          <table:table-cell table:style-name="ce4" office:value-type="string" calcext:value-type="string">
            <text:p>USB_C_Receptacle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5" table:number-columns-repeated="51"/>
          <table:table-cell table:number-columns-repeated="96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J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phenol FCI </text:p>
          </table:table-cell>
          <table:table-cell table:style-name="ce4" office:value-type="string" calcext:value-type="string">
            <text:p>20021521-00010C1LF </text:p>
          </table:table-cell>
          <table:table-cell table:style-name="ce4" office:value-type="string" calcext:value-type="string">
            <text:p>10 Pos, 1.27 MM BTB HEADER SMT TYPE SHROUD </text:p>
          </table:table-cell>
          <table:table-cell table:style-name="ce4" office:value-type="string" calcext:value-type="string">
            <text:p><text:span text:style-name="T5">SMD Receptacle</text:span>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5" table:number-columns-repeated="51"/>
          <table:table-cell table:number-columns-repeated="96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Y1, Y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EM</text:p>
          </table:table-cell>
          <table:table-cell table:style-name="ce4" office:value-type="string" calcext:value-type="string">
            <text:p>SMTSO-M3-3ET </text:p>
          </table:table-cell>
          <table:table-cell table:style-name="ce4" office:value-type="string" calcext:value-type="string">
            <text:p>BRASS SMT STANDOFF M3 L:3MM </text:p>
          </table:table-cell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5" table:number-columns-repeated="5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5" table:number-columns-repeated="51"/>
          <table:table-cell table:number-columns-repeated="96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">
          <table:table-cell table:number-columns-repeated="9"/>
          <table:table-cell table:style-name="ce5" table:number-columns-repeated="51"/>
          <table:table-cell table:number-columns-repeated="96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5" table:number-columns-repeated="5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table:number-columns-repeated="51"/>
          <table:table-cell table:number-columns-repeated="964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7">
      <number:day/>
      <number:text>-</number:text>
      <number:month number:textual="true"/>
    </number:date-style>
    <number:time-style style:name="N156">
      <number:hours/>
      <number:text>:</number:text>
      <number:minutes number:style="long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month number:textual="true"/>
      <number:text>-</number:text>
      <number:year/>
    </number:dat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59">
      <number:day/>
      <number:text>-</number:text>
      <number:month number:textual="true"/>
      <number:text>-</number:text>
      <number:year/>
    </number:date-style>
    <number:time-style style:name="N130">
      <number:minutes number:style="long"/>
      <number:text>:</number:text>
      <number:seconds number:style="long"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31">
      <number:month/>
      <number:text>/</number:text>
      <number:day/>
      <number:text>/</number:text>
      <number:year number:style="long"/>
    </number:date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3T11:21:00</meta:creation-date>
    <dc:language>en-US</dc:language>
    <dc:date>2023-10-18T11:15:44.813815298</dc:date>
    <meta:editing-cycles>56</meta:editing-cycles>
    <meta:editing-duration>PT10H48M19S</meta:editing-duration>
    <meta:generator>LibreOffice/7.3.7.2$Linux_X86_64 LibreOffice_project/30$Build-2</meta:generator>
    <meta:document-statistic meta:table-count="3" meta:cell-count="2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